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style:writing-mode="lr-tb"/>
    </style:style>
    <style:style style:name="P2" style:family="paragraph" style:parent-style-name="Heading_20_2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Heading_20_2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4" style:family="paragraph" style:parent-style-name="Heading_20_3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Heading_20_4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text-align="justify" style:justify-single-word="false"/>
    </style:style>
    <style:style style:name="P8" style:family="paragraph" style:parent-style-name="Preformatted_20_Text">
      <style:paragraph-properties fo:text-align="justify" style:justify-single-word="false" style:writing-mode="lr-tb"/>
    </style:style>
    <style:style style:name="P9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 style:list-style-name="L3">
      <style:paragraph-properties fo:text-align="justify" style:justify-single-word="false"/>
    </style:style>
    <style:style style:name="P13" style:family="paragraph" style:parent-style-name="Text_20_body" style:list-style-name="L4">
      <style:paragraph-properties fo:text-align="justify" style:justify-single-word="false"/>
    </style:style>
    <style:style style:name="P14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5" style:family="paragraph" style:parent-style-name="Text_20_body" style:list-style-name="L5">
      <style:paragraph-properties fo:text-align="justify" style:justify-single-word="false"/>
    </style:style>
    <style:style style:name="P16" style:family="paragraph" style:parent-style-name="Text_20_body" style:list-style-name="L6">
      <style:paragraph-properties fo:text-align="justify" style:justify-single-word="false"/>
    </style:style>
    <style:style style:name="P17" style:family="paragraph" style:parent-style-name="Text_20_body" style:list-style-name="L7">
      <style:paragraph-properties fo:text-align="justify" style:justify-single-word="false"/>
    </style:style>
    <style:style style:name="P18" style:family="paragraph" style:parent-style-name="Text_20_body" style:list-style-name="L8">
      <style:paragraph-properties fo:text-align="justify" style:justify-single-word="false"/>
    </style:style>
    <style:style style:name="P19" style:family="paragraph" style:parent-style-name="Text_20_body" style:list-style-name="L9">
      <style:paragraph-properties fo:margin-top="0cm" fo:margin-bottom="0cm" style:contextual-spacing="false" fo:text-align="justify" style:justify-single-word="false"/>
    </style:style>
    <style:style style:name="P20" style:family="paragraph" style:parent-style-name="Text_20_body" style:list-style-name="L9">
      <style:paragraph-properties fo:text-align="justify" style:justify-single-word="false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 style:writing-mode="lr-tb"/>
    </style:style>
    <style:style style:name="P22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23" style:family="paragraph" style:parent-style-name="Text_20_body" style:list-style-name="L1">
      <style:paragraph-properties fo:text-align="justify" style:justify-single-word="false"/>
    </style:style>
    <style:style style:name="P24" style:family="paragraph" style:parent-style-name="Text_20_body" style:list-style-name="L2">
      <style:paragraph-properties fo:text-align="justify" style:justify-single-word="false"/>
    </style:style>
    <style:style style:name="P25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26" style:family="paragraph" style:parent-style-name="Text_20_body">
      <style:paragraph-properties fo:text-align="justify" style:justify-single-word="false" style:writing-mode="lr-tb"/>
    </style:style>
    <style:style style:name="P27" style:family="paragraph" style:parent-style-name="Text_20_body" style:list-style-name="L10">
      <style:paragraph-properties fo:margin-top="0cm" fo:margin-bottom="0cm" style:contextual-spacing="false" fo:text-align="justify" style:justify-single-word="false" style:writing-mode="lr-tb"/>
    </style:style>
    <style:style style:name="P28" style:family="paragraph" style:parent-style-name="Text_20_body" style:list-style-name="L11">
      <style:paragraph-properties fo:margin-top="0cm" fo:margin-bottom="0cm" style:contextual-spacing="false" fo:text-align="justify" style:justify-single-word="false" style:writing-mode="lr-tb"/>
    </style:style>
    <style:style style:name="P29" style:family="paragraph" style:parent-style-name="Text_20_body" style:list-style-name="L12">
      <style:paragraph-properties fo:margin-top="0cm" fo:margin-bottom="0cm" style:contextual-spacing="false" fo:text-align="justify" style:justify-single-word="false" style:writing-mode="lr-tb"/>
    </style:style>
    <style:style style:name="P30" style:family="paragraph" style:parent-style-name="Text_20_body" style:list-style-name="L13">
      <style:paragraph-properties fo:margin-top="0cm" fo:margin-bottom="0cm" style:contextual-spacing="false" fo:text-align="justify" style:justify-single-word="false" style:writing-mode="lr-tb"/>
    </style:style>
    <style:style style:name="P31" style:family="paragraph" style:parent-style-name="Text_20_body" style:list-style-name="L14">
      <style:paragraph-properties fo:margin-top="0cm" fo:margin-bottom="0cm" style:contextual-spacing="false" fo:text-align="justify" style:justify-single-word="false" style:writing-mode="lr-tb"/>
    </style:style>
    <style:style style:name="P32" style:family="paragraph" style:parent-style-name="Text_20_body" style:list-style-name="L15">
      <style:paragraph-properties fo:margin-top="0cm" fo:margin-bottom="0cm" style:contextual-spacing="false" fo:text-align="justify" style:justify-single-word="false" style:writing-mode="lr-tb"/>
    </style:style>
    <style:style style:name="P33" style:family="paragraph" style:parent-style-name="Text_20_body" style:list-style-name="L16">
      <style:paragraph-properties fo:margin-top="0cm" fo:margin-bottom="0cm" style:contextual-spacing="false" fo:text-align="justify" style:justify-single-word="false" style:writing-mode="lr-tb"/>
    </style:style>
    <style:style style:name="P34" style:family="paragraph" style:parent-style-name="Text_20_body" style:list-style-name="L17">
      <style:paragraph-properties fo:margin-top="0cm" fo:margin-bottom="0cm" style:contextual-spacing="false" fo:text-align="justify" style:justify-single-word="false" style:writing-mode="lr-tb"/>
    </style:style>
    <style:style style:name="P35" style:family="paragraph" style:parent-style-name="Text_20_body" style:list-style-name="L26">
      <style:paragraph-properties fo:margin-top="0cm" fo:margin-bottom="0cm" style:contextual-spacing="false" fo:text-align="justify" style:justify-single-word="false" style:writing-mode="lr-tb"/>
    </style:style>
    <style:style style:name="P36" style:family="paragraph" style:parent-style-name="Text_20_body" style:list-style-name="L27">
      <style:paragraph-properties fo:margin-top="0cm" fo:margin-bottom="0cm" style:contextual-spacing="false" fo:text-align="justify" style:justify-single-word="false" style:writing-mode="lr-tb"/>
    </style:style>
    <style:style style:name="P37" style:family="paragraph" style:parent-style-name="Text_20_body" style:list-style-name="L28">
      <style:paragraph-properties fo:margin-top="0cm" fo:margin-bottom="0cm" style:contextual-spacing="false" fo:text-align="justify" style:justify-single-word="false" style:writing-mode="lr-tb"/>
    </style:style>
    <style:style style:name="P38" style:family="paragraph" style:parent-style-name="Text_20_body" style:list-style-name="L29">
      <style:paragraph-properties fo:margin-top="0cm" fo:margin-bottom="0cm" style:contextual-spacing="false" fo:text-align="justify" style:justify-single-word="false" style:writing-mode="lr-tb"/>
    </style:style>
    <style:style style:name="P39" style:family="paragraph" style:parent-style-name="Text_20_body" style:list-style-name="L30">
      <style:paragraph-properties fo:margin-top="0cm" fo:margin-bottom="0cm" style:contextual-spacing="false" fo:text-align="justify" style:justify-single-word="false" style:writing-mode="lr-tb"/>
    </style:style>
    <style:style style:name="P40" style:family="paragraph" style:parent-style-name="Text_20_body" style:list-style-name="L18">
      <style:paragraph-properties fo:margin-top="0cm" fo:margin-bottom="0cm" style:contextual-spacing="false" fo:text-align="justify" style:justify-single-word="false" style:writing-mode="lr-tb"/>
    </style:style>
    <style:style style:name="P41" style:family="paragraph" style:parent-style-name="Text_20_body" style:list-style-name="L19">
      <style:paragraph-properties fo:margin-top="0cm" fo:margin-bottom="0cm" style:contextual-spacing="false" fo:text-align="justify" style:justify-single-word="false" style:writing-mode="lr-tb"/>
    </style:style>
    <style:style style:name="P42" style:family="paragraph" style:parent-style-name="Text_20_body" style:list-style-name="L20">
      <style:paragraph-properties fo:margin-top="0cm" fo:margin-bottom="0cm" style:contextual-spacing="false" fo:text-align="justify" style:justify-single-word="false" style:writing-mode="lr-tb"/>
    </style:style>
    <style:style style:name="P43" style:family="paragraph" style:parent-style-name="Text_20_body" style:list-style-name="L21">
      <style:paragraph-properties fo:margin-top="0cm" fo:margin-bottom="0cm" style:contextual-spacing="false" fo:text-align="justify" style:justify-single-word="false" style:writing-mode="lr-tb"/>
    </style:style>
    <style:style style:name="P44" style:family="paragraph" style:parent-style-name="Text_20_body" style:list-style-name="L22">
      <style:paragraph-properties fo:margin-top="0cm" fo:margin-bottom="0cm" style:contextual-spacing="false" fo:text-align="justify" style:justify-single-word="false" style:writing-mode="lr-tb"/>
    </style:style>
    <style:style style:name="P45" style:family="paragraph" style:parent-style-name="Text_20_body" style:list-style-name="L23">
      <style:paragraph-properties fo:margin-top="0cm" fo:margin-bottom="0cm" style:contextual-spacing="false" fo:text-align="justify" style:justify-single-word="false" style:writing-mode="lr-tb"/>
    </style:style>
    <style:style style:name="P46" style:family="paragraph" style:parent-style-name="Text_20_body" style:list-style-name="L24">
      <style:paragraph-properties fo:text-align="justify" style:justify-single-word="false" style:writing-mode="lr-tb"/>
    </style:style>
    <style:style style:name="P47" style:family="paragraph" style:parent-style-name="Text_20_body" style:list-style-name="L24">
      <style:paragraph-properties fo:margin-top="0cm" fo:margin-bottom="0cm" style:contextual-spacing="false" fo:text-align="justify" style:justify-single-word="false" style:writing-mode="lr-tb"/>
    </style:style>
    <style:style style:name="P48" style:family="paragraph" style:parent-style-name="Text_20_body" style:list-style-name="L25">
      <style:paragraph-properties fo:text-align="justify" style:justify-single-word="false" style:writing-mode="lr-tb"/>
    </style:style>
    <style:style style:name="P49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fo:font-size="12pt" style:font-size-asian="12pt" style:font-size-complex="12pt"/>
    </style:style>
    <style:style style:name="P50" style:family="paragraph" style:parent-style-name="Text_20_body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51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fo:font-size="12pt" style:font-size-asian="12pt" style:font-size-complex="12pt"/>
    </style:style>
    <style:style style:name="P52" style:family="paragraph" style:parent-style-name="Text_20_body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53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fo:font-size="12pt" style:font-size-asian="12pt" style:font-size-complex="12pt"/>
    </style:style>
    <style:style style:name="P54" style:family="paragraph" style:parent-style-name="Text_20_body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56" style:family="paragraph" style:parent-style-name="Text_20_body">
      <style:paragraph-properties fo:margin-top="0cm" fo:margin-bottom="0cm" style:contextual-spacing="false" fo:text-align="justify" style:justify-single-word="false"/>
      <style:text-properties fo:font-size="12pt" style:font-size-asian="12pt" style:font-size-complex="12pt"/>
    </style:style>
    <style:style style:name="P57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fo:font-size="12pt" style:font-size-asian="12pt" style:font-size-complex="12pt"/>
    </style:style>
    <style:style style:name="P58" style:family="paragraph" style:parent-style-name="Text_20_body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59" style:family="paragraph" style:parent-style-name="Text_20_body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60" style:family="paragraph" style:parent-style-name="Text_20_body" style:list-style-name="L10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61" style:family="paragraph" style:parent-style-name="Text_20_body" style:list-style-name="L10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62" style:family="paragraph" style:parent-style-name="Text_20_body" style:list-style-name="L11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63" style:family="paragraph" style:parent-style-name="Text_20_body" style:list-style-name="L11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64" style:family="paragraph" style:parent-style-name="Text_20_body" style:list-style-name="L12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65" style:family="paragraph" style:parent-style-name="Text_20_body" style:list-style-name="L12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66" style:family="paragraph" style:parent-style-name="Text_20_body" style:list-style-name="L13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67" style:family="paragraph" style:parent-style-name="Text_20_body" style:list-style-name="L13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68" style:family="paragraph" style:parent-style-name="Text_20_body" style:list-style-name="L14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69" style:family="paragraph" style:parent-style-name="Text_20_body" style:list-style-name="L14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70" style:family="paragraph" style:parent-style-name="Text_20_body" style:list-style-name="L15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71" style:family="paragraph" style:parent-style-name="Text_20_body" style:list-style-name="L15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72" style:family="paragraph" style:parent-style-name="Text_20_body" style:list-style-name="L16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73" style:family="paragraph" style:parent-style-name="Text_20_body" style:list-style-name="L16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74" style:family="paragraph" style:parent-style-name="Text_20_body" style:list-style-name="L17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75" style:family="paragraph" style:parent-style-name="Text_20_body" style:list-style-name="L17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76" style:family="paragraph" style:parent-style-name="Text_20_body" style:list-style-name="L26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77" style:family="paragraph" style:parent-style-name="Text_20_body" style:list-style-name="L26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78" style:family="paragraph" style:parent-style-name="Text_20_body" style:list-style-name="L27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79" style:family="paragraph" style:parent-style-name="Text_20_body" style:list-style-name="L27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80" style:family="paragraph" style:parent-style-name="Text_20_body" style:list-style-name="L28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81" style:family="paragraph" style:parent-style-name="Text_20_body" style:list-style-name="L28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82" style:family="paragraph" style:parent-style-name="Text_20_body" style:list-style-name="L29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83" style:family="paragraph" style:parent-style-name="Text_20_body" style:list-style-name="L29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84" style:family="paragraph" style:parent-style-name="Text_20_body" style:list-style-name="L30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85" style:family="paragraph" style:parent-style-name="Text_20_body" style:list-style-name="L30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86" style:family="paragraph" style:parent-style-name="Text_20_body" style:list-style-name="L18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87" style:family="paragraph" style:parent-style-name="Text_20_body" style:list-style-name="L19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88" style:family="paragraph" style:parent-style-name="Text_20_body" style:list-style-name="L20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89" style:family="paragraph" style:parent-style-name="Text_20_body" style:list-style-name="L21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90" style:family="paragraph" style:parent-style-name="Text_20_body" style:list-style-name="L21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91" style:family="paragraph" style:parent-style-name="Text_20_body" style:list-style-name="L22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92" style:family="paragraph" style:parent-style-name="Text_20_body" style:list-style-name="L22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93" style:family="paragraph" style:parent-style-name="Text_20_body" style:list-style-name="L23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94" style:family="paragraph" style:parent-style-name="Text_20_body" style:list-style-name="L23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95" style:family="paragraph" style:parent-style-name="Text_20_body" style:list-style-name="L24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96" style:family="paragraph" style:parent-style-name="Text_20_body" style:list-style-name="L24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97" style:family="paragraph" style:parent-style-name="Text_20_body" style:list-style-name="L25">
      <style:paragraph-properties fo:margin-top="0cm" fo:margin-bottom="0cm" style:contextual-spacing="false" fo:text-align="justify" style:justify-single-word="false" style:writing-mode="lr-tb"/>
      <style:text-properties fo:font-size="12pt" style:font-size-asian="12pt" style:font-size-complex="12pt"/>
    </style:style>
    <style:style style:name="P98" style:family="paragraph" style:parent-style-name="Text_20_body" style:list-style-name="L25">
      <style:paragraph-properties fo:text-align="justify" style:justify-single-word="false" style:writing-mode="lr-tb"/>
      <style:text-properties fo:font-size="12pt" style:font-size-asian="12pt" style:font-size-complex="12pt"/>
    </style:style>
    <style:style style:name="P99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Roteiro Detalhado para Otimização da Logística de Transportes Marítimos</text:h>
      <text:p text:style-name="P26"><text:span text:style-name="Strong_20_Emphasis"><text:span text:style-name="T2">Introdução</text:span></text:span></text:p>
      <text:p text:style-name="P59">Este roteiro detalhado apresenta um plano abrangente para otimizar as operações de transporte marítimo de uma empresa de logística global. As etapas descritas englobam desde a coleta e integração de dados heterogêneos até a análise exploratória, otimização de rotas e apresentação de insights acionáveis ​​para a equipe de gestão.</text:p>
      <text:p text:style-name="P26"><text:span text:style-name="Strong_20_Emphasis"><text:span text:style-name="T2">Fase 1: Coleta e Integração de Dados (Python)</text:span></text:span></text:p>
      <text:p text:style-name="P26"><text:span text:style-name="Strong_20_Emphasis"><text:span text:style-name="T2">1.1 Extração de Dados</text:span></text:span></text:p>
      <text:p text:style-name="P26"><text:span text:style-name="T2">1.1.1 </text:span><text:span text:style-name="Strong_20_Emphasis"><text:span text:style-name="T2">Dados de Rastreamento de Navios (Arquivos XML):</text:span></text:span></text:p>
      <text:list xml:id="list1514980978" text:style-name="L10">
        <text:list-item>
          <text:p text:style-name="P27"><text:span text:style-name="Strong_20_Emphasis"><text:span text:style-name="T2">Ferramenta:</text:span></text:span><text:span text:style-name="T2"> BeautifulSoup</text:span></text:p>
        </text:list-item>
        <text:list-item>
          <text:p text:style-name="P27"><text:span text:style-name="Strong_20_Emphasis"><text:span text:style-name="T2">Ações:</text:span></text:span></text:p>
          <text:list>
            <text:list-item>
              <text:p text:style-name="P60">Ler e analisar arquivos XML para extrair informações relevantes sobre o rastreamento de navios.</text:p>
            </text:list-item>
            <text:list-item>
              <text:p text:style-name="P60">Extrair dados como posições, velocidades, horários e identificadores de navios.</text:p>
            </text:list-item>
            <text:list-item>
              <text:p text:style-name="P61">Converter os dados XML em um formato estruturado (DataFrame) para facilitar a manipulação.</text:p>
            </text:list-item>
          </text:list>
        </text:list-item>
      </text:list>
      <text:p text:style-name="P26"><text:span text:style-name="T2">1.1.2 </text:span><text:span text:style-name="Strong_20_Emphasis"><text:span text:style-name="T2">Dados de Custos de Transporte (Planilhas Excel):</text:span></text:span></text:p>
      <text:list xml:id="list461150846" text:style-name="L11">
        <text:list-item>
          <text:p text:style-name="P28"><text:span text:style-name="Strong_20_Emphasis"><text:span text:style-name="T2">Ferramenta:</text:span></text:span><text:span text:style-name="T2"> Pandas</text:span></text:p>
        </text:list-item>
        <text:list-item>
          <text:p text:style-name="P28"><text:span text:style-name="Strong_20_Emphasis"><text:span text:style-name="T2">Ações:</text:span></text:span></text:p>
          <text:list>
            <text:list-item>
              <text:p text:style-name="P62">Ler os dados de custo de transporte das planilhas Excel.</text:p>
            </text:list-item>
            <text:list-item>
              <text:p text:style-name="P62">Garantir a consistência dos formatos de dados (datas, unidades monetárias).</text:p>
            </text:list-item>
            <text:list-item>
              <text:p text:style-name="P63">Converter os dados em um formato adequado para integração (DataFrame).</text:p>
            </text:list-item>
          </text:list>
        </text:list-item>
      </text:list>
      <text:p text:style-name="P26"><text:span text:style-name="T2">1.1.3 </text:span><text:span text:style-name="Strong_20_Emphasis"><text:span text:style-name="T2">Tratamento de Dados:</text:span></text:span></text:p>
      <text:list xml:id="list1668839950" text:style-name="L12">
        <text:list-item>
          <text:p text:style-name="P29"><text:span text:style-name="Strong_20_Emphasis"><text:span text:style-name="T2">Ações:</text:span></text:span></text:p>
          <text:list>
            <text:list-item>
              <text:p text:style-name="P64">Identificar e lidar com valores ausentes nos dados extraídos (imputação ou exclusão).</text:p>
            </text:list-item>
            <text:list-item>
              <text:p text:style-name="P64">Corrigir inconsistências nos dados (por exemplo, unidades incorretas, erros de digitação).</text:p>
            </text:list-item>
            <text:list-item>
              <text:p text:style-name="P65">Padronizar formatos de datas, horários e unidades de medida para garantir a comparabilidade.</text:p>
            </text:list-item>
          </text:list>
        </text:list-item>
      </text:list>
      <text:p text:style-name="P26"><text:span text:style-name="Strong_20_Emphasis"><text:span text:style-name="T2">1.2 Transformação de Dados</text:span></text:span></text:p>
      <text:p text:style-name="P26"><text:span text:style-name="T2">1.2.1 </text:span><text:span text:style-name="Strong_20_Emphasis"><text:span text:style-name="T2">Dados de Rastreamento de Navios:</text:span></text:span></text:p>
      <text:list xml:id="list369209037" text:style-name="L13">
        <text:list-item>
          <text:p text:style-name="P30"><text:span text:style-name="Strong_20_Emphasis"><text:span text:style-name="T2">Ações:</text:span></text:span></text:p>
          <text:list>
            <text:list-item>
              <text:p text:style-name="P66">Transformar os DataFrames de rastreamento de navios em uma estrutura adequada para o banco de dados SQL.</text:p>
            </text:list-item>
            <text:list-item>
              <text:p text:style-name="P66">Criar colunas para armazenar informações como:</text:p>
              <text:list>
                <text:list-item>
                  <text:p text:style-name="P66">ID do navio</text:p>
                </text:list-item>
                <text:list-item>
                  <text:p text:style-name="P66">Data e hora</text:p>
                </text:list-item>
                <text:list-item>
                  <text:p text:style-name="P66">Posição geográfica (latitude, longitude)</text:p>
                </text:list-item>
                <text:list-item>
                  <text:p text:style-name="P66">Velocidade</text:p>
                </text:list-item>
                <text:list-item>
                  <text:p text:style-name="P67"><text:soft-page-break/>Status do navio (em trânsito, atracado, etc.)</text:p>
                </text:list-item>
              </text:list>
            </text:list-item>
          </text:list>
        </text:list-item>
      </text:list>
      <text:p text:style-name="P26"><text:span text:style-name="T2">1.2.2 </text:span><text:span text:style-name="Strong_20_Emphasis"><text:span text:style-name="T2">Dados de Custos de Transporte:</text:span></text:span></text:p>
      <text:list xml:id="list756915063" text:style-name="L14">
        <text:list-item>
          <text:p text:style-name="P31"><text:span text:style-name="Strong_20_Emphasis"><text:span text:style-name="T2">Ações:</text:span></text:span></text:p>
          <text:list>
            <text:list-item>
              <text:p text:style-name="P68">Transformar os DataFrames de custos de transporte em uma estrutura adequada para o banco de dados SQL.</text:p>
            </text:list-item>
            <text:list-item>
              <text:p text:style-name="P68">Criar colunas para armazenar informações como:</text:p>
              <text:list>
                <text:list-item>
                  <text:p text:style-name="P68">ID do embarque</text:p>
                </text:list-item>
                <text:list-item>
                  <text:p text:style-name="P68">ID do navio</text:p>
                </text:list-item>
                <text:list-item>
                  <text:p text:style-name="P68">Origem e destino</text:p>
                </text:list-item>
                <text:list-item>
                  <text:p text:style-name="P68">Data de partida e chegada</text:p>
                </text:list-item>
                <text:list-item>
                  <text:p text:style-name="P68">Custos de combustível</text:p>
                </text:list-item>
                <text:list-item>
                  <text:p text:style-name="P68">Taxas portuárias</text:p>
                </text:list-item>
                <text:list-item>
                  <text:p text:style-name="P69">Outros custos relevantes</text:p>
                </text:list-item>
              </text:list>
            </text:list-item>
          </text:list>
        </text:list-item>
      </text:list>
      <text:p text:style-name="P26"><text:span text:style-name="T2">1.2.3 </text:span><text:span text:style-name="Strong_20_Emphasis"><text:span text:style-name="T2">Padronização e Normalização:</text:span></text:span></text:p>
      <text:list xml:id="list1527351529" text:style-name="L15">
        <text:list-item>
          <text:p text:style-name="P32"><text:span text:style-name="Strong_20_Emphasis"><text:span text:style-name="T2">Ações:</text:span></text:span></text:p>
          <text:list>
            <text:list-item>
              <text:p text:style-name="P70">Padronizar nomes de colunas e formatos de dados entre os diferentes conjuntos de dados.</text:p>
            </text:list-item>
            <text:list-item>
              <text:p text:style-name="P70">Normalizar unidades de medida (tempo, distância, moeda) para garantir a comparabilidade.</text:p>
            </text:list-item>
            <text:list-item>
              <text:p text:style-name="P71">Garantir a consistência na representação de identificadores (IDs) de navios, portos e embarques.</text:p>
            </text:list-item>
          </text:list>
        </text:list-item>
      </text:list>
      <text:p text:style-name="P26"><text:span text:style-name="Strong_20_Emphasis"><text:span text:style-name="T2">1.3 Carregamento de Dados</text:span></text:span></text:p>
      <text:p text:style-name="P26"><text:span text:style-name="T2">1.3.1 </text:span><text:span text:style-name="Strong_20_Emphasis"><text:span text:style-name="T2">Conexão com Banco de Dados:</text:span></text:span></text:p>
      <text:list xml:id="list442213959" text:style-name="L16">
        <text:list-item>
          <text:p text:style-name="P33"><text:span text:style-name="Strong_20_Emphasis"><text:span text:style-name="T2">Ferramenta:</text:span></text:span><text:span text:style-name="T2"> SQLAlchemy</text:span></text:p>
        </text:list-item>
        <text:list-item>
          <text:p text:style-name="P33"><text:span text:style-name="Strong_20_Emphasis"><text:span text:style-name="T2">Ações:</text:span></text:span></text:p>
          <text:list>
            <text:list-item>
              <text:p text:style-name="P72">Estabelecer conexão com o banco de dados SQL utilizando SQLAlchemy.</text:p>
            </text:list-item>
            <text:list-item>
              <text:p text:style-name="P73">Definir as credenciais de acesso e parâmetros de conexão (banco de dados, usuário, senha).</text:p>
            </text:list-item>
          </text:list>
        </text:list-item>
      </text:list>
      <text:p text:style-name="P26"><text:span text:style-name="T2">1.3.2 </text:span><text:span text:style-name="Strong_20_Emphasis"><text:span text:style-name="T2">Criação do Esquema Relacional:</text:span></text:span></text:p>
      <text:list xml:id="list1490811448" text:style-name="L17">
        <text:list-item>
          <text:p text:style-name="P34"><text:span text:style-name="Strong_20_Emphasis"><text:span text:style-name="T2">Ações:</text:span></text:span></text:p>
          <text:list>
            <text:list-item>
              <text:p text:style-name="P74">Criar um esquema relacional no banco de dados SQL para armazenar os dados integrados.</text:p>
            </text:list-item>
            <text:list-item>
              <text:p text:style-name="P74">Definir as tabelas com suas respectivas colunas, tipos de dados e restrições.</text:p>
            </text:list-item>
            <text:list-item>
              <text:p text:style-name="P74">Considerar as seguintes tabelas:</text:p>
              <text:list>
                <text:list-item>
                  <text:p text:style-name="P74">Portos (ID do porto, nome, cidade, país, latitude, longitude)</text:p>
                </text:list-item>
                <text:list-item>
                  <text:p text:style-name="P74">Rotas (ID da rota, porto de origem, porto de destino, distância)</text:p>
                </text:list-item>
                <text:list-item>
                  <text:p text:style-name="P74">Navios (ID do navio, nome, capacidade, tipo de navio)</text:p>
                </text:list-item>
                <text:list-item>
                  <text:p text:style-name="P74">Embarques (ID do embarque, ID do navio, ID da rota, data de partida, data de chegada, status)</text:p>
                </text:list-item>
                <text:list-item>
                  <text:p text:style-name="P74">Custos (ID do custo, ID do embarque, tipo de custo, valor)</text:p>
                </text:list-item>
                <text:list-item>
                  <text:p text:style-name="P74">Rastreamento (ID do rastreamento, ID do navio, data e hora, posição, velocidade, status)</text:p>
                </text:list-item>
              </text:list>
            </text:list-item>
            <text:list-item>
              <text:p text:style-name="P75"><text:soft-page-break/>Estabelecer relacionamentos entre as tabelas usando chaves primárias e estrangeiras.</text:p>
            </text:list-item>
          </text:list>
        </text:list-item>
      </text:list>
      <text:h text:style-name="P3" text:outline-level="2">1.3.3 População das Tabelas no Banco de Dados (MySQL)</text:h>
      <text:p text:style-name="P26"><text:span text:style-name="Strong_20_Emphasis"><text:span text:style-name="T2">Introdução</text:span></text:span></text:p>
      <text:p text:style-name="P59">A etapa de população das tabelas no banco de dados MySQL é crucial para completar o processo de otimização da logística de transportes marítimos.</text:p>
      <text:p text:style-name="P59">Nesta etapa, os dados coletados, integrados e transformados nas fases anteriores serão carregados nas tabelas estruturadas do banco de dados.</text:p>
      <text:p text:style-name="P26"><text:span text:style-name="Strong_20_Emphasis"><text:span text:style-name="T2">Pré-requisitos</text:span></text:span></text:p>
      <text:list xml:id="list599729566" text:style-name="L26">
        <text:list-item>
          <text:p text:style-name="P35"><text:span text:style-name="Strong_20_Emphasis"><text:span text:style-name="T2">Conexão estabelecida com o banco de dados MySQL:</text:span></text:span></text:p>
          <text:list>
            <text:list-item>
              <text:p text:style-name="P76">Certifique-se de ter as credenciais de acesso ao banco de dados (usuário, senha, nome do banco de dados) e as ferramentas necessárias para estabelecer a conexão (por exemplo, MySQL Workbench, Python com bibliotecas como SQLAlchemy).</text:p>
            </text:list-item>
          </text:list>
        </text:list-item>
        <text:list-item>
          <text:p text:style-name="P35"><text:span text:style-name="Strong_20_Emphasis"><text:span text:style-name="T2">Scripts SQL para criação de tabelas:</text:span></text:span></text:p>
          <text:list>
            <text:list-item>
              <text:p text:style-name="P76">As tabelas e suas estruturas (campos, tipos de dados, constraints) devem ter sido previamente definidas na fase de modelagem de dados.</text:p>
            </text:list-item>
          </text:list>
        </text:list-item>
        <text:list-item>
          <text:p text:style-name="P35"><text:span text:style-name="Strong_20_Emphasis"><text:span text:style-name="T2">Dados transformados e validados:</text:span></text:span></text:p>
          <text:list>
            <text:list-item>
              <text:p text:style-name="P77">Os dados brutos coletados e integrados nas fases anteriores devem estar devidamente formatados, limpos e validados para garantir a qualidade e confiabilidade das informações no banco de dados.</text:p>
            </text:list-item>
          </text:list>
        </text:list-item>
      </text:list>
      <text:p text:style-name="P26"><text:span text:style-name="Strong_20_Emphasis"><text:span text:style-name="T2">Abordagens para População das Tabelas</text:span></text:span></text:p>
      <text:p text:style-name="P26"><text:span text:style-name="Strong_20_Emphasis"><text:span text:style-name="T2">1.3.3.1 Inserção Manual de Dados</text:span></text:span></text:p>
      <text:list xml:id="list3933798669" text:style-name="L27">
        <text:list-item>
          <text:p text:style-name="P36"><text:span text:style-name="Strong_20_Emphasis"><text:span text:style-name="T2">Cenário:</text:span></text:span></text:p>
          <text:list>
            <text:list-item>
              <text:p text:style-name="P78">Quantidade limitada de dados.</text:p>
            </text:list-item>
            <text:list-item>
              <text:p text:style-name="P78">Alta precisão e controle sobre os dados inseridos.</text:p>
            </text:list-item>
          </text:list>
        </text:list-item>
        <text:list-item>
          <text:p text:style-name="P36"><text:span text:style-name="Strong_20_Emphasis"><text:span text:style-name="T2">Método:</text:span></text:span></text:p>
          <text:list>
            <text:list-item>
              <text:p text:style-name="P36"><text:span text:style-name="T2">Utilizar comandos SQL </text:span><text:span text:style-name="Source_20_Text"><text:span text:style-name="T2">INSERT</text:span></text:span><text:span text:style-name="T2"> diretamente no prompt do MySQL ou em uma ferramenta de gerenciamento de banco de dados visual.</text:span></text:p>
            </text:list-item>
            <text:list-item>
              <text:p text:style-name="P78">Inserir os dados linha por linha, garantindo a correção manual de cada registro.</text:p>
            </text:list-item>
          </text:list>
        </text:list-item>
        <text:list-item>
          <text:p text:style-name="P36"><text:span text:style-name="Strong_20_Emphasis"><text:span text:style-name="T2">Vantagens:</text:span></text:span></text:p>
          <text:list>
            <text:list-item>
              <text:p text:style-name="P78">Controle total sobre os dados inseridos.</text:p>
            </text:list-item>
            <text:list-item>
              <text:p text:style-name="P78">Útil para pequenos conjuntos de dados ou para testes.</text:p>
            </text:list-item>
          </text:list>
        </text:list-item>
        <text:list-item>
          <text:p text:style-name="P36"><text:span text:style-name="Strong_20_Emphasis"><text:span text:style-name="T2">Desvantagens:</text:span></text:span></text:p>
          <text:list>
            <text:list-item>
              <text:p text:style-name="P78">Processo manual e lento para grandes volumes de dados.</text:p>
            </text:list-item>
            <text:list-item>
              <text:p text:style-name="P79">Suscetível a erros de digitação e inconsistências.</text:p>
            </text:list-item>
          </text:list>
        </text:list-item>
      </text:list>
      <text:p text:style-name="P26"><text:span text:style-name="Strong_20_Emphasis"><text:span text:style-name="T2">1.3.3.2 Importação de Arquivos CSV</text:span></text:span></text:p>
      <text:list xml:id="list343704308" text:style-name="L28">
        <text:list-item>
          <text:p text:style-name="P37"><text:span text:style-name="Strong_20_Emphasis"><text:span text:style-name="T2">Cenário:</text:span></text:span></text:p>
          <text:list>
            <text:list-item>
              <text:p text:style-name="P80">Quantidade moderada de dados em formato CSV (Comma Separated Values).</text:p>
            </text:list-item>
            <text:list-item>
              <text:p text:style-name="P80">Maior agilidade na inserção de dados em comparação à inserção manual.</text:p>
            </text:list-item>
          </text:list>
        </text:list-item>
        <text:list-item>
          <text:p text:style-name="P37"><text:span text:style-name="Strong_20_Emphasis"><text:span text:style-name="T2">Método:</text:span></text:span></text:p>
          <text:list>
            <text:list-item>
              <text:p text:style-name="P37"><text:soft-page-break/><text:span text:style-name="T2">Utilizar ferramentas de importação de dados, como o MySQL Workbench ou scripts Python com bibliotecas como </text:span><text:span text:style-name="Source_20_Text"><text:span text:style-name="T2">csv</text:span></text:span><text:span text:style-name="T2"> e </text:span><text:span text:style-name="Source_20_Text"><text:span text:style-name="T2">MySQLdb</text:span></text:span><text:span text:style-name="T2">.</text:span></text:p>
            </text:list-item>
            <text:list-item>
              <text:p text:style-name="P80">Mapear os campos do arquivo CSV com as colunas das tabelas no banco de dados.</text:p>
            </text:list-item>
            <text:list-item>
              <text:p text:style-name="P80">Executar a importação, validando os dados durante o processo.</text:p>
            </text:list-item>
          </text:list>
        </text:list-item>
        <text:list-item>
          <text:p text:style-name="P37"><text:span text:style-name="Strong_20_Emphasis"><text:span text:style-name="T2">Vantagens:</text:span></text:span></text:p>
          <text:list>
            <text:list-item>
              <text:p text:style-name="P80">Automatização da inserção de dados a partir de arquivos CSV.</text:p>
            </text:list-item>
            <text:list-item>
              <text:p text:style-name="P80">Maior agilidade para conjuntos de dados moderados.</text:p>
            </text:list-item>
          </text:list>
        </text:list-item>
        <text:list-item>
          <text:p text:style-name="P37"><text:span text:style-name="Strong_20_Emphasis"><text:span text:style-name="T2">Desvantagens:</text:span></text:span></text:p>
          <text:list>
            <text:list-item>
              <text:p text:style-name="P80">Depende da qualidade e formatação dos arquivos CSV.</text:p>
            </text:list-item>
            <text:list-item>
              <text:p text:style-name="P81">Requer atenção aos erros de mapeamento de campos e inconsistências nos dados.</text:p>
            </text:list-item>
          </text:list>
        </text:list-item>
      </text:list>
      <text:p text:style-name="P26"><text:span text:style-name="Strong_20_Emphasis"><text:span text:style-name="T2">1.3.3.3 Carregamento de Dados em Massa</text:span></text:span></text:p>
      <text:list xml:id="list1843659294" text:style-name="L29">
        <text:list-item>
          <text:p text:style-name="P38"><text:span text:style-name="Strong_20_Emphasis"><text:span text:style-name="T2">Cenário:</text:span></text:span></text:p>
          <text:list>
            <text:list-item>
              <text:p text:style-name="P82">Grandes volumes de dados em diversos formatos (CSV, XML, JSON).</text:p>
            </text:list-item>
            <text:list-item>
              <text:p text:style-name="P82">Alta performance e escalabilidade para processamento de grandes conjuntos de dados.</text:p>
            </text:list-item>
          </text:list>
        </text:list-item>
        <text:list-item>
          <text:p text:style-name="P38"><text:span text:style-name="Strong_20_Emphasis"><text:span text:style-name="T2">Método:</text:span></text:span></text:p>
          <text:list>
            <text:list-item>
              <text:p text:style-name="P38"><text:span text:style-name="T2">Utilizar ferramentas ETL (Extract, Transform, Load) como o </text:span><text:span text:style-name="Source_20_Text"><text:span text:style-name="T2">MySQL Enterprise Data Pump</text:span></text:span><text:span text:style-name="T2"> ou soluções de código aberto como o </text:span><text:span text:style-name="Source_20_Text"><text:span text:style-name="T2">Apache Sqoop</text:span></text:span><text:span text:style-name="T2">.</text:span></text:p>
            </text:list-item>
            <text:list-item>
              <text:p text:style-name="P82">Extrair os dados de suas fontes originais.</text:p>
            </text:list-item>
            <text:list-item>
              <text:p text:style-name="P82">Transformar os dados para o formato adequado para o banco de dados MySQL.</text:p>
            </text:list-item>
            <text:list-item>
              <text:p text:style-name="P82">Carregar os dados em massa nas tabelas do banco de dados.</text:p>
            </text:list-item>
          </text:list>
        </text:list-item>
        <text:list-item>
          <text:p text:style-name="P38"><text:span text:style-name="Strong_20_Emphasis"><text:span text:style-name="T2">Vantagens:</text:span></text:span></text:p>
          <text:list>
            <text:list-item>
              <text:p text:style-name="P82">Alta performance e escalabilidade para grandes volumes de dados.</text:p>
            </text:list-item>
            <text:list-item>
              <text:p text:style-name="P82">Suporta diversos formatos de dados.</text:p>
            </text:list-item>
          </text:list>
        </text:list-item>
        <text:list-item>
          <text:p text:style-name="P38"><text:span text:style-name="Strong_20_Emphasis"><text:span text:style-name="T2">Desvantagens:</text:span></text:span></text:p>
          <text:list>
            <text:list-item>
              <text:p text:style-name="P82">Requer conhecimento técnico e ferramentas específicas para implementação.</text:p>
            </text:list-item>
            <text:list-item>
              <text:p text:style-name="P83">Menos controle sobre a inserção individual de dados.</text:p>
            </text:list-item>
          </text:list>
        </text:list-item>
      </text:list>
      <text:p text:style-name="P26"><text:span text:style-name="Strong_20_Emphasis"><text:span text:style-name="T2">Escolhendo a Abordagem Ideal</text:span></text:span></text:p>
      <text:p text:style-name="P59">A escolha da abordagem ideal para popular as tabelas no banco de dados dependerá do volume, formato e qualidade dos dados, dos recursos disponíveis e da expertise da equipe.</text:p>
      <text:p text:style-name="P26"><text:span text:style-name="Strong_20_Emphasis"><text:span text:style-name="T2">Recomendações:</text:span></text:span></text:p>
      <text:list xml:id="list3910859643" text:style-name="L30">
        <text:list-item>
          <text:p text:style-name="P39"><text:span text:style-name="Strong_20_Emphasis"><text:span text:style-name="T2">Analisar o volume e a complexidade dos dados:</text:span></text:span></text:p>
          <text:list>
            <text:list-item>
              <text:p text:style-name="P84">Para pequenos conjuntos de dados, a inserção manual pode ser suficiente.</text:p>
            </text:list-item>
            <text:list-item>
              <text:p text:style-name="P84">Para volumes moderados, a importação de arquivos CSV é uma boa opção.</text:p>
            </text:list-item>
            <text:list-item>
              <text:p text:style-name="P84">Para grandes volumes de dados, o carregamento de dados em massa é recomendado.</text:p>
            </text:list-item>
          </text:list>
        </text:list-item>
        <text:list-item>
          <text:p text:style-name="P39"><text:span text:style-name="Strong_20_Emphasis"><text:span text:style-name="T2">Considerar a qualidade dos dados:</text:span></text:span></text:p>
          <text:list>
            <text:list-item>
              <text:p text:style-name="P84">Implementar mecanismos de validação de dados para garantir a confiabilidade das informações.</text:p>
            </text:list-item>
            <text:list-item>
              <text:p text:style-name="P85">Corrigir erros e inconsistências nos dados antes da</text:p>
            </text:list-item>
          </text:list>
        </text:list-item>
      </text:list>
      <text:p text:style-name="P56"/>
      <text:p text:style-name="P55"><text:span text:style-name="Strong_20_Emphasis">Fase 2: Análise Exploratória e Otimização de Rotas (MySQL)</text:span></text:p>
      <text:p text:style-name="P26"><text:span text:style-name="Strong_20_Emphasis"><text:span text:style-name="T2">2.1 Análise Exploratória</text:span></text:span></text:p>
      <text:p text:style-name="P26"><text:soft-page-break/><text:span text:style-name="T2">2.1.1 </text:span><text:span text:style-name="Strong_20_Emphasis"><text:span text:style-name="T2">Rotas mais Frequentes e Custos:</text:span></text:span></text:p>
      <text:list xml:id="list1022788522" text:style-name="L18">
        <text:list-item>
          <text:p text:style-name="P40"><text:span text:style-name="Strong_20_Emphasis"><text:span text:style-name="T2">Consultas SQL:</text:span></text:span><text:span text:style-name="T2"> </text:span></text:p>
          <text:list>
            <text:list-item>
              <text:p text:style-name="P86">Identificar as rotas mais utilizadas com a seguinte consulta: </text:p>
            </text:list-item>
          </text:list>
        </text:list-item>
      </text:list>
      <text:p text:style-name="P59">SQL</text:p>
      <text:p text:style-name="P8"><text:span text:style-name="Source_20_Text"><text:span text:style-name="T2">SELECT rotas.origem, rotas.destino, COUNT(*) AS total_embarques</text:span></text:span></text:p>
      <text:p text:style-name="P8"><text:span text:style-name="Source_20_Text"><text:span text:style-name="T2">FROM embarques</text:span></text:span></text:p>
      <text:p text:style-name="P8"><text:span text:style-name="Source_20_Text"><text:span text:style-name="T2">INNER JOIN rotas ON embarques.id_rota = rotas.id_rota</text:span></text:span></text:p>
      <text:p text:style-name="P8"><text:span text:style-name="Source_20_Text"><text:span text:style-name="T2">GROUP BY rotas.origem, rotas.destino</text:span></text:span></text:p>
      <text:p text:style-name="P9"><text:span text:style-name="Source_20_Text"><text:span text:style-name="T2">ORDER BY total_embarques DESC;</text:span></text:span></text:p>
      <text:p text:style-name="P21"><text:span text:style-name="T2">Use code </text:span><text:a xlink:type="simple" xlink:href="../../../../../../../faq%23coding" office:target-frame-name="_blank" xlink:show="new" text:style-name="Internet_20_link" text:visited-style-name="Visited_20_Internet_20_Link"><text:span text:style-name="T2">with caution.</text:span></text:a></text:p>
      <text:p text:style-name="P59">content_copy</text:p>
      <text:p text:style-name="P9"><text:span text:style-name="Source_20_Text"><text:span text:style-name="T2">* Calcular os custos médios por rota utilizando consultas similares com tabela `custos` e agregando os valores por rota.</text:span></text:span></text:p>
      <text:p text:style-name="P26"><text:span text:style-name="T2">2.1.2 </text:span><text:span text:style-name="Strong_20_Emphasis"><text:span text:style-name="T2">Desempenho do Porto:</text:span></text:span></text:p>
      <text:list xml:id="list3252388541" text:style-name="L19">
        <text:list-item>
          <text:p text:style-name="P41"><text:span text:style-name="Strong_20_Emphasis"><text:span text:style-name="T2">Consultas SQL:</text:span></text:span><text:span text:style-name="T2"> </text:span></text:p>
          <text:list>
            <text:list-item>
              <text:p text:style-name="P87">Analisar o tempo médio de espera em cada porto para cada rota: </text:p>
            </text:list-item>
          </text:list>
        </text:list-item>
      </text:list>
      <text:p text:style-name="P59">SQL</text:p>
      <text:p text:style-name="P8"><text:span text:style-name="Source_20_Text"><text:span text:style-name="T2">SELECT portos.nome AS porto, rotas.origem, rotas.destino, AVG(embarques.data_chegada - embarques.data_esperada_chegada) AS tempo_medio_espera</text:span></text:span></text:p>
      <text:p text:style-name="P8"><text:span text:style-name="Source_20_Text"><text:span text:style-name="T2">FROM embarques</text:span></text:span></text:p>
      <text:p text:style-name="P8"><text:span text:style-name="Source_20_Text"><text:span text:style-name="T2">INNER JOIN rotas ON embarques.id_rota = rotas.id_rota</text:span></text:span></text:p>
      <text:p text:style-name="P8"><text:span text:style-name="Source_20_Text"><text:span text:style-name="T2">INNER JOIN portos ON rotas.origem = portos.id_porto</text:span></text:span></text:p>
      <text:p text:style-name="P8"><text:span text:style-name="Source_20_Text"><text:span text:style-name="T2">GROUP BY portos.nome, rotas.origem, rotas.destino</text:span></text:span></text:p>
      <text:p text:style-name="P9"><text:span text:style-name="Source_20_Text"><text:span text:style-name="T2">ORDER BY tempo_medio_espera DESC;</text:span></text:span></text:p>
      <text:p text:style-name="P21"><text:span text:style-name="T2">Use code </text:span><text:a xlink:type="simple" xlink:href="../../../../../../../faq%23coding" office:target-frame-name="_blank" xlink:show="new" text:style-name="Internet_20_link" text:visited-style-name="Visited_20_Internet_20_Link"><text:span text:style-name="T2">with caution.</text:span></text:a></text:p>
      <text:p text:style-name="P59">content_copy</text:p>
      <text:p text:style-name="P9"><text:span text:style-name="Source_20_Text"><text:span text:style-name="T2">* Identificar portos com gargalos e seus impactos nos prazos de entrega.</text:span></text:span></text:p>
      <text:p text:style-name="P26"><text:span text:style-name="T2">2.1.3 </text:span><text:span text:style-name="Strong_20_Emphasis"><text:span text:style-name="T2">Eficiência dos Navios:</text:span></text:span></text:p>
      <text:list xml:id="list126561672" text:style-name="L20">
        <text:list-item>
          <text:p text:style-name="P42"><text:span text:style-name="Strong_20_Emphasis"><text:span text:style-name="T2">Consultas SQL:</text:span></text:span><text:span text:style-name="T2"> </text:span></text:p>
          <text:list>
            <text:list-item>
              <text:p text:style-name="P88">Calcular o consumo médio de combustível por navio e por rota: </text:p>
            </text:list-item>
          </text:list>
        </text:list-item>
      </text:list>
      <text:p text:style-name="P59">SQL</text:p>
      <text:p text:style-name="P8"><text:span text:style-name="Source_20_Text"><text:span text:style-name="T2">SELECT navios.nome AS navio, rotas.origem, rotas.destino, AVG(rast.consumo_combustivel) AS consumo_medio_combustivel</text:span></text:span></text:p>
      <text:p text:style-name="P8"><text:span text:style-name="Source_20_Text"><text:span text:style-name="T2">FROM embarques</text:span></text:span></text:p>
      <text:p text:style-name="P8"><text:span text:style-name="Source_20_Text"><text:span text:style-name="T2">INNER JOIN navios ON embarques.id_navio = navios.id_navio</text:span></text:span></text:p>
      <text:p text:style-name="P8"><text:span text:style-name="Source_20_Text"><text:span text:style-name="T2">INNER JOIN rotas ON embarques.id_rota = rotas.id_rota</text:span></text:span></text:p>
      <text:p text:style-name="P8"><text:span text:style-name="Source_20_Text"><text:span text:style-name="T2">INNER JOIN rastreamento rast ON embarques.id_embarque = rast.id_embarque</text:span></text:span></text:p>
      <text:p text:style-name="P8"><text:span text:style-name="Source_20_Text"><text:span text:style-name="T2">GROUP BY navios.nome, rotas.origem, rotas.destino</text:span></text:span></text:p>
      <text:p text:style-name="P9"><text:soft-page-break/><text:span text:style-name="Source_20_Text"><text:span text:style-name="T2">ORDER BY consumo_medio_combustivel DESC;</text:span></text:span></text:p>
      <text:p text:style-name="P21"><text:span text:style-name="T2">Use code </text:span><text:a xlink:type="simple" xlink:href="../../../../../../../faq%23coding" office:target-frame-name="_blank" xlink:show="new" text:style-name="Internet_20_link" text:visited-style-name="Visited_20_Internet_20_Link"><text:span text:style-name="T2">with caution.</text:span></text:a></text:p>
      <text:p text:style-name="P59">content_copy</text:p>
      <text:p text:style-name="P9"><text:span text:style-name="Source_20_Text"><text:span text:style-name="T2">* Investigar as causas de alto consumo de combustível com consultas adicionais considerando fatores como velocidade média e condições climáticas registradas no rastreamento.</text:span></text:span></text:p>
      <text:p text:style-name="P26"><text:span text:style-name="Strong_20_Emphasis"><text:span text:style-name="T2">2.2 Otimização de Rotas</text:span></text:span></text:p>
      <text:p text:style-name="P26"><text:span text:style-name="T2">2.2.1 </text:span><text:span text:style-name="Strong_20_Emphasis"><text:span text:style-name="T2">Algoritmos de Roteamento:</text:span></text:span></text:p>
      <text:list xml:id="list930331213" text:style-name="L21">
        <text:list-item>
          <text:p text:style-name="P43"><text:span text:style-name="Strong_20_Emphasis"><text:span text:style-name="T2">Ações:</text:span></text:span><text:span text:style-name="T2"> </text:span></text:p>
          <text:list>
            <text:list-item>
              <text:p text:style-name="P89">Implementar algoritmos de roteamento como Dijkstra ou A* para encontrar rotas alternativas com menor tempo ou custo. </text:p>
            </text:list-item>
            <text:list-item>
              <text:p text:style-name="P89">Utilize bibliotecas especializadas em Python ou funções do próprio banco de dados MySQL para implementar esses algoritmos. </text:p>
            </text:list-item>
            <text:list-item>
              <text:p text:style-name="P89">Considerar fatores como: </text:p>
              <text:list>
                <text:list-item>
                  <text:p text:style-name="P89">Distância entre portos </text:p>
                </text:list-item>
                <text:list-item>
                  <text:p text:style-name="P89">Tempo médio de espera histórico em cada porto </text:p>
                </text:list-item>
                <text:list-item>
                  <text:p text:style-name="P90">Consumo estimado de combustível baseado em velocidades e distâncias </text:p>
                </text:list-item>
              </text:list>
            </text:list-item>
          </text:list>
        </text:list-item>
      </text:list>
      <text:p text:style-name="P26"><text:span text:style-name="T2">2.2.2 </text:span><text:span text:style-name="Strong_20_Emphasis"><text:span text:style-name="T2">Análise de Consolidação:</text:span></text:span></text:p>
      <text:list xml:id="list2721411837" text:style-name="L22">
        <text:list-item>
          <text:p text:style-name="P44"><text:span text:style-name="Strong_20_Emphasis"><text:span text:style-name="T2">Ações:</text:span></text:span><text:span text:style-name="T2"> </text:span></text:p>
          <text:list>
            <text:list-item>
              <text:p text:style-name="P91">Avaliar a viabilidade de consolidar embarques em rotas com portos próximos para reduzir custos. </text:p>
            </text:list-item>
            <text:list-item>
              <text:p text:style-name="P91">Utilizar consultas SQL para identificar embarques com origens e destinos próximos. </text:p>
            </text:list-item>
            <text:list-item>
              <text:p text:style-name="P92">Analisar o impacto da consolidação nos prazos de entrega e na satisfação do cliente (pode haver um trade-off entre custo e tempo). </text:p>
            </text:list-item>
          </text:list>
        </text:list-item>
      </text:list>
      <text:p text:style-name="P26"><text:span text:style-name="T2">2.2.3 </text:span><text:span text:style-name="Strong_20_Emphasis"><text:span text:style-name="T2">Tempo Ideal de Permanência em Portos:</text:span></text:span></text:p>
      <text:list xml:id="list3521468963" text:style-name="L23">
        <text:list-item>
          <text:p text:style-name="P45"><text:span text:style-name="Strong_20_Emphasis"><text:span text:style-name="T2">Ações:</text:span></text:span><text:span text:style-name="T2"> </text:span></text:p>
          <text:list>
            <text:list-item>
              <text:p text:style-name="P93">Considerar o tempo médio de espera histórico, a taxa de descarga e o tempo de carga para cada porto. </text:p>
            </text:list-item>
            <text:list-item>
              <text:p text:style-name="P93">Desenvolver um modelo para calcular o tempo ideal de permanência que minimize custos e atrasos. </text:p>
            </text:list-item>
            <text:list-item>
              <text:p text:style-name="P94">Utilize consultas SQL para obter os dados históricos de tempo de espera, descarga e carga por porto. </text:p>
            </text:list-item>
          </text:list>
        </text:list-item>
      </text:list>
      <text:p text:style-name="P26"><text:span text:style-name="Strong_20_Emphasis"><text:span text:style-name="T2">Fase 3: Storytelling com Dados e Melhoria Contínua</text:span></text:span></text:p>
      <text:p text:style-name="P26"><text:span text:style-name="Strong_20_Emphasis"><text:span text:style-name="T2">3.1 Criação de Dashboard Interativo</text:span></text:span><text:span text:style-name="T2"> (continuará na próxima etapa)</text:span></text:p>
      <text:p text:style-name="P59">Este roteiro detalhado fornece uma estrutura para coletar, integrar, analisar e otimizar dados de transporte marítimo. A próxima etapa abordará a criação do dashboard interativo e a apresentação dos insights para a equipe de gestão.</text:p>
      <text:p text:style-name="P26"><text:span text:style-name="Strong_20_Emphasis"><text:span text:style-name="T2">Fase 3: Storytelling com Dados e Melhoria Contínua</text:span></text:span></text:p>
      <text:p text:style-name="P26"><text:span text:style-name="Strong_20_Emphasis"><text:span text:style-name="T2">3.1 Criação de Dashboard Interativo</text:span></text:span></text:p>
      <text:list xml:id="list326437962" text:style-name="L24">
        <text:list-item>
          <text:p text:style-name="P46"><text:soft-page-break/><text:span text:style-name="Strong_20_Emphasis"><text:span text:style-name="T2">Ferramenta:</text:span></text:span><text:span text:style-name="T2"> Power BI (ou outra ferramenta de visualização de dados preferida)</text:span></text:p>
        </text:list-item>
        <text:list-item>
          <text:p text:style-name="P46"><text:span text:style-name="Strong_20_Emphasis"><text:span text:style-name="T2">Elementos do Dashboard:</text:span></text:span></text:p>
          <text:list>
            <text:list-item>
              <text:p text:style-name="P46"><text:span text:style-name="Strong_20_Emphasis"><text:span text:style-name="T2">Visão Geral:</text:span></text:span></text:p>
              <text:list>
                <text:list-item>
                  <text:p text:style-name="P47"><text:span text:style-name="Strong_20_Emphasis"><text:span text:style-name="T2">Mapa Mundial:</text:span></text:span><text:span text:style-name="T2"> Exibir as principais rotas marítimas com cores graduadas representando o volume de embarques ou custos totais.</text:span></text:p>
                </text:list-item>
                <text:list-item>
                  <text:p text:style-name="P47"><text:span text:style-name="Strong_20_Emphasis"><text:span text:style-name="T2">Gráfico de Pizza:</text:span></text:span><text:span text:style-name="T2"> Mostrar a distribuição dos custos totais de transporte entre combustível, taxas portuárias e outros custos.</text:span></text:p>
                </text:list-item>
                <text:list-item>
                  <text:p text:style-name="P47"><text:span text:style-name="Strong_20_Emphasis"><text:span text:style-name="T2">Gráfico de Barras:</text:span></text:span><text:span text:style-name="T2"> Comparar o desempenho de diferentes navios em relação ao consumo médio de combustível.</text:span></text:p>
                </text:list-item>
              </text:list>
            </text:list-item>
            <text:list-item>
              <text:p text:style-name="P46"><text:span text:style-name="Strong_20_Emphasis"><text:span text:style-name="T2">Otimização de Rotas:</text:span></text:span></text:p>
              <text:list>
                <text:list-item>
                  <text:p text:style-name="P47"><text:span text:style-name="Strong_20_Emphasis"><text:span text:style-name="T2">Tabela Interativa:</text:span></text:span><text:span text:style-name="T2"> Listar as rotas mais frequentes com colunas para custo médio, tempo médio de viagem e tempo médio de espera nos portos.</text:span></text:p>
                  <text:list>
                    <text:list-item>
                      <text:p text:style-name="P95">Permitir a visualização de rotas alternativas identificadas na etapa de otimização, destacando as melhorias potenciais.</text:p>
                    </text:list-item>
                  </text:list>
                </text:list-item>
                <text:list-item>
                  <text:p text:style-name="P47"><text:span text:style-name="Strong_20_Emphasis"><text:span text:style-name="T2">Mapa com Rotas Alternativas:</text:span></text:span><text:span text:style-name="T2"> Apresentar as rotas atuais e as rotas otimizadas no mapa mundial, colorindo-as para diferenciar custos e tempos.</text:span></text:p>
                </text:list-item>
              </text:list>
            </text:list-item>
            <text:list-item>
              <text:p text:style-name="P46"><text:span text:style-name="Strong_20_Emphasis"><text:span text:style-name="T2">Eficiência Portuária:</text:span></text:span></text:p>
              <text:list>
                <text:list-item>
                  <text:p text:style-name="P47"><text:span text:style-name="Strong_20_Emphasis"><text:span text:style-name="T2">Gráfico de Barras:</text:span></text:span><text:span text:style-name="T2"> Comparar o tempo médio de espera em diferentes portos para identificar gargalos.</text:span></text:p>
                </text:list-item>
                <text:list-item>
                  <text:p text:style-name="P47"><text:span text:style-name="Strong_20_Emphasis"><text:span text:style-name="T2">Mapa com Tempo de Espera:</text:span></text:span><text:span text:style-name="T2"> Indicar o tempo médio de espera em cada porto no mapa mundial, usando cores graduadas para facilitar a visualização.</text:span></text:p>
                </text:list-item>
              </text:list>
            </text:list-item>
          </text:list>
        </text:list-item>
        <text:list-item>
          <text:p text:style-name="P46"><text:span text:style-name="Strong_20_Emphasis"><text:span text:style-name="T2">Funcionalidades Interativas:</text:span></text:span></text:p>
          <text:list>
            <text:list-item>
              <text:p text:style-name="P95">Permitir que os usuários filtrem os dados por navio, rota, período e outros critérios relevantes.</text:p>
            </text:list-item>
            <text:list-item>
              <text:p text:style-name="P96">Implementar drill-down para explorar detalhes específicos ao clicar em elementos do dashboard (por exemplo, clicar em um porto para ver o histórico de tempo de espera).</text:p>
            </text:list-item>
          </text:list>
        </text:list-item>
      </text:list>
      <text:p text:style-name="P26"><text:span text:style-name="Strong_20_Emphasis"><text:span text:style-name="T2">3.2 Apresentação para a Equipe de Gestão</text:span></text:span></text:p>
      <text:list xml:id="list3981835073" text:style-name="L25">
        <text:list-item>
          <text:p text:style-name="P48"><text:span text:style-name="Strong_20_Emphasis"><text:span text:style-name="T2">Estrutura da Apresentação:</text:span></text:span></text:p>
          <text:list>
            <text:list-item>
              <text:p text:style-name="P97">Introdução: Contextualizar o problema e o impacto da otimização da logística.</text:p>
            </text:list-item>
            <text:list-item>
              <text:p text:style-name="P97">Análise Exploratória: Apresentar os principais insights sobre rotas, navios e portos utilizando os gráficos e mapas do dashboard.</text:p>
            </text:list-item>
            <text:list-item>
              <text:p text:style-name="P97">Otimização de Rotas: Demonstrar o potencial de redução de custos e melhoria de prazos com as rotas alternativas identificadas.</text:p>
            </text:list-item>
            <text:list-item>
              <text:p text:style-name="P97">Eficiência Portuária: Destacar os gargalos portuários e propor soluções para reduzir o tempo de espera.</text:p>
            </text:list-item>
            <text:list-item>
              <text:p text:style-name="P97">Recomendações: Apresentar um plano de ação com ações concretas para implementar as melhorias identificadas.</text:p>
            </text:list-item>
          </text:list>
        </text:list-item>
        <text:list-item>
          <text:p text:style-name="P48"><text:span text:style-name="Strong_20_Emphasis"><text:span text:style-name="T2">Comunicação Efetiva:</text:span></text:span></text:p>
          <text:list>
            <text:list-item>
              <text:p text:style-name="P97">Utilizar linguagem clara e objetiva, evitando jargão técnico.</text:p>
            </text:list-item>
            <text:list-item>
              <text:p text:style-name="P97"><text:soft-page-break/>Enfocar os benefícios para a empresa, como a redução de custos e o aumento da eficiência.</text:p>
            </text:list-item>
            <text:list-item>
              <text:p text:style-name="P98">Incentivar a participação da equipe de gestão para discutir e refinar as propostas.</text:p>
            </text:list-item>
          </text:list>
        </text:list-item>
      </text:list>
      <text:p text:style-name="P26"><text:span text:style-name="Strong_20_Emphasis"><text:span text:style-name="T2">Conclusão</text:span></text:span></text:p>
      <text:p text:style-name="P59">Este roteiro detalhado fornece uma estrutura abrangente para otimizar as operações de transporte marítimo. A implementação bem-sucedida desse roteiro permitirá que a empresa de logística identifique rotas mais eficientes, reduza custos, melhore o desempenho dos navios e aumente a satisfação do cliente.</text:p>
      <text:p text:style-name="P26"><text:span text:style-name="Strong_20_Emphasis"><text:span text:style-name="T2">Observação:</text:span></text:span><text:span text:style-name="T2"> Este roteiro é um guia conceitual e pode ser adaptado de acordo com as necessidades e ferramentas específicas da empresa.</text:span></text:p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5T21:10:31.233000000</meta:creation-date>
    <dc:date>2024-06-25T22:15:11.700000000</dc:date>
    <meta:editing-duration>PT9M33S</meta:editing-duration>
    <meta:editing-cycles>1</meta:editing-cycles>
    <meta:document-statistic meta:table-count="0" meta:image-count="0" meta:object-count="0" meta:page-count="8" meta:paragraph-count="225" meta:word-count="2107" meta:character-count="13390" meta:non-whitespace-character-count="11635"/>
    <meta:generator>LibreOffice/7.2.4.1$Windows_X86_64 LibreOffice_project/27d75539669ac387bb498e35313b970b7fe9c4f9</meta:generator>
  </office:meta>
</office:document-meta>
</file>